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B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number-columns-repeated="4" table:default-cell-style-name="ce10"/>
        <table:table-column table:style-name="co9" table:number-columns-repeated="5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4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default-cell-style-name="ce10"/>
        <table:table-column table:style-name="co19" table:number-columns-repeated="996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8'.K2]" office:value-type="string" office:string-value="N/A" calcext:value-type="string">
            <text:p>N/A</text:p>
          </table:table-cell>
          <table:table-cell table:formula="of:=[$'2022121714'.K2]" office:value-type="percentage" office:value="0.0390455531453362" calcext:value-type="percentage">
            <text:p>3,90 %</text:p>
          </table:table-cell>
          <table:table-cell table:formula="of:=[$'202212178057'.K2]" office:value-type="percentage" office:value="0.0281995661605206" calcext:value-type="percentage">
            <text:p>2,82 %</text:p>
          </table:table-cell>
          <table:table-cell table:formula="of:=[$'202212178613'.K2]" office:value-type="percentage" office:value="0.00433839479392625" calcext:value-type="percentage">
            <text:p>0,43 %</text:p>
          </table:table-cell>
          <table:table-cell table:formula="of:=[$'202212179339'.K2]" office:value-type="percentage" office:value="0.00650759219088937" calcext:value-type="percentage">
            <text:p>0,65 %</text:p>
          </table:table-cell>
          <table:table-cell table:formula="of:=[$'2022121705'.K2]" office:value-type="percentage" office:value="0.00650759219088937" calcext:value-type="percentage">
            <text:p>0,65 %</text:p>
          </table:table-cell>
          <table:table-cell table:formula="of:=[$'2022121606'.K2]" office:value-type="percentage" office:value="0.0412147505422994" calcext:value-type="percentage">
            <text:p>4,12 %</text:p>
          </table:table-cell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8'.K3]" office:value-type="string" office:string-value="N/A" calcext:value-type="string">
            <text:p>N/A</text:p>
          </table:table-cell>
          <table:table-cell table:formula="of:=[$'2022121714'.K3]" office:value-type="percentage" office:value="0" calcext:value-type="percentage">
            <text:p>0,00 %</text:p>
          </table:table-cell>
          <table:table-cell table:formula="of:=[$'202212178057'.K3]" office:value-type="percentage" office:value="0" calcext:value-type="percentage">
            <text:p>0,00 %</text:p>
          </table:table-cell>
          <table:table-cell table:formula="of:=[$'202212178613'.K3]" office:value-type="percentage" office:value="0" calcext:value-type="percentage">
            <text:p>0,00 %</text:p>
          </table:table-cell>
          <table:table-cell table:formula="of:=[$'202212179339'.K3]" office:value-type="percentage" office:value="0" calcext:value-type="percentage">
            <text:p>0,00 %</text:p>
          </table:table-cell>
          <table:table-cell table:formula="of:=[$'2022121705'.K3]" office:value-type="percentage" office:value="0" calcext:value-type="percentage">
            <text:p>0,00 %</text:p>
          </table:table-cell>
          <table:table-cell table:formula="of:=[$'2022121606'.K3]" office:value-type="percentage" office:value="0.00662251655629139" calcext:value-type="percentage">
            <text:p>0,66 %</text:p>
          </table:table-cell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8'.K4]" office:value-type="string" office:string-value="N/A" calcext:value-type="string">
            <text:p>N/A</text:p>
          </table:table-cell>
          <table:table-cell table:formula="of:=[$'2022121714'.K4]" office:value-type="percentage" office:value="0.0596205962059621" calcext:value-type="percentage">
            <text:p>5,96 %</text:p>
          </table:table-cell>
          <table:table-cell table:formula="of:=[$'202212178057'.K4]" office:value-type="percentage" office:value="0.0677506775067751" calcext:value-type="percentage">
            <text:p>6,78 %</text:p>
          </table:table-cell>
          <table:table-cell table:formula="of:=[$'202212178613'.K4]" office:value-type="percentage" office:value="0.0677506775067751" calcext:value-type="percentage">
            <text:p>6,78 %</text:p>
          </table:table-cell>
          <table:table-cell table:formula="of:=[$'202212179339'.K4]" office:value-type="percentage" office:value="0.0650406504065041" calcext:value-type="percentage">
            <text:p>6,50 %</text:p>
          </table:table-cell>
          <table:table-cell table:formula="of:=[$'2022121705'.K4]" office:value-type="percentage" office:value="0.0677506775067751" calcext:value-type="percentage">
            <text:p>6,78 %</text:p>
          </table:table-cell>
          <table:table-cell table:formula="of:=[$'2022121606'.K4]" office:value-type="percentage" office:value="0.0623306233062331" calcext:value-type="percentage">
            <text:p>6,23 %</text:p>
          </table:table-cell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8'.K5]" office:value-type="string" office:string-value="N/A" calcext:value-type="string">
            <text:p>N/A</text:p>
          </table:table-cell>
          <table:table-cell table:formula="of:=[$'2022121714'.K5]" office:value-type="percentage" office:value="0.166240409207161" calcext:value-type="percentage">
            <text:p>16,62 %</text:p>
          </table:table-cell>
          <table:table-cell table:formula="of:=[$'202212178057'.K5]" office:value-type="percentage" office:value="0.051150895140665" calcext:value-type="percentage">
            <text:p>5,12 %</text:p>
          </table:table-cell>
          <table:table-cell table:formula="of:=[$'202212178613'.K5]" office:value-type="percentage" office:value="0.0332480818414322" calcext:value-type="percentage">
            <text:p>3,32 %</text:p>
          </table:table-cell>
          <table:table-cell table:formula="of:=[$'202212179339'.K5]" office:value-type="percentage" office:value="0.0537084398976982" calcext:value-type="percentage">
            <text:p>5,37 %</text:p>
          </table:table-cell>
          <table:table-cell table:formula="of:=[$'2022121705'.K5]" office:value-type="percentage" office:value="0.0537084398976982" calcext:value-type="percentage">
            <text:p>5,37 %</text:p>
          </table:table-cell>
          <table:table-cell table:formula="of:=[$'2022121606'.K5]" office:value-type="percentage" office:value="0.0588235294117647" calcext:value-type="percentage">
            <text:p>5,88 %</text:p>
          </table:table-cell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8'.K6]" office:value-type="string" office:string-value="N/A" calcext:value-type="string">
            <text:p>N/A</text:p>
          </table:table-cell>
          <table:table-cell table:formula="of:=[$'2022121714'.K6]" office:value-type="percentage" office:value="0.0402144772117963" calcext:value-type="percentage">
            <text:p>4,02 %</text:p>
          </table:table-cell>
          <table:table-cell table:formula="of:=[$'202212178057'.K6]" office:value-type="percentage" office:value="0.0214477211796247" calcext:value-type="percentage">
            <text:p>2,14 %</text:p>
          </table:table-cell>
          <table:table-cell table:formula="of:=[$'202212178613'.K6]" office:value-type="percentage" office:value="0.0268096514745308" calcext:value-type="percentage">
            <text:p>2,68 %</text:p>
          </table:table-cell>
          <table:table-cell table:formula="of:=[$'202212179339'.K6]" office:value-type="percentage" office:value="0.0294906166219839" calcext:value-type="percentage">
            <text:p>2,95 %</text:p>
          </table:table-cell>
          <table:table-cell table:formula="of:=[$'2022121705'.K6]" office:value-type="percentage" office:value="0.0268096514745308" calcext:value-type="percentage">
            <text:p>2,68 %</text:p>
          </table:table-cell>
          <table:table-cell table:formula="of:=[$'2022121606'.K6]" office:value-type="percentage" office:value="0.0160857908847185" calcext:value-type="percentage">
            <text:p>1,61 %</text:p>
          </table:table-cell>
          <table:table-cell table:formula="of:=[$'2022121520'.K6]" office:value-type="percentage" office:value="0.0268096514745308" calcext:value-type="percentage">
            <text:p>2,68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8'.K7]" office:value-type="string" office:string-value="N/A" calcext:value-type="string">
            <text:p>N/A</text:p>
          </table:table-cell>
          <table:table-cell table:formula="of:=[$'2022121714'.K7]" office:value-type="percentage" office:value="0.0598591549295775" calcext:value-type="percentage">
            <text:p>5,99 %</text:p>
          </table:table-cell>
          <table:table-cell table:formula="of:=[$'202212178057'.K7]" office:value-type="percentage" office:value="0.0580985915492958" calcext:value-type="percentage">
            <text:p>5,81 %</text:p>
          </table:table-cell>
          <table:table-cell table:formula="of:=[$'202212178613'.K7]" office:value-type="percentage" office:value="0.0563380281690141" calcext:value-type="percentage">
            <text:p>5,63 %</text:p>
          </table:table-cell>
          <table:table-cell table:formula="of:=[$'202212179339'.K7]" office:value-type="percentage" office:value="0.0563380281690141" calcext:value-type="percentage">
            <text:p>5,63 %</text:p>
          </table:table-cell>
          <table:table-cell table:formula="of:=[$'2022121705'.K7]" office:value-type="percentage" office:value="0.0545774647887324" calcext:value-type="percentage">
            <text:p>5,46 %</text:p>
          </table:table-cell>
          <table:table-cell table:formula="of:=[$'2022121606'.K7]" office:value-type="percentage" office:value="0.051056338028169" calcext:value-type="percentage">
            <text:p>5,11 %</text:p>
          </table:table-cell>
          <table:table-cell table:formula="of:=[$'2022121520'.K7]" office:value-type="percentage" office:value="0.0721830985915493" calcext:value-type="percentage">
            <text:p>7,22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8'.K8]" office:value-type="string" office:string-value="N/A" calcext:value-type="string">
            <text:p>N/A</text:p>
          </table:table-cell>
          <table:table-cell table:formula="of:=[$'2022121714'.K8]" office:value-type="percentage" office:value="0.242574257425743" calcext:value-type="percentage">
            <text:p>24,26 %</text:p>
          </table:table-cell>
          <table:table-cell table:formula="of:=[$'202212178057'.K8]" office:value-type="percentage" office:value="0.163366336633663" calcext:value-type="percentage">
            <text:p>16,34 %</text:p>
          </table:table-cell>
          <table:table-cell table:formula="of:=[$'202212178613'.K8]" office:value-type="percentage" office:value="0.128712871287129" calcext:value-type="percentage">
            <text:p>12,87 %</text:p>
          </table:table-cell>
          <table:table-cell table:formula="of:=[$'202212179339'.K8]" office:value-type="percentage" office:value="0.118811881188119" calcext:value-type="percentage">
            <text:p>11,88 %</text:p>
          </table:table-cell>
          <table:table-cell table:formula="of:=[$'2022121705'.K8]" office:value-type="percentage" office:value="0.118811881188119" calcext:value-type="percentage">
            <text:p>11,88 %</text:p>
          </table:table-cell>
          <table:table-cell table:formula="of:=[$'2022121606'.K8]" office:value-type="percentage" office:value="0.193069306930693" calcext:value-type="percentage">
            <text:p>19,31 %</text:p>
          </table:table-cell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8'.K9]" office:value-type="string" office:string-value="N/A" calcext:value-type="string">
            <text:p>N/A</text:p>
          </table:table-cell>
          <table:table-cell table:formula="of:=[$'2022121714'.K9]" office:value-type="percentage" office:value="0.0334928229665072" calcext:value-type="percentage">
            <text:p>3,35 %</text:p>
          </table:table-cell>
          <table:table-cell table:formula="of:=[$'202212178057'.K9]" office:value-type="percentage" office:value="0.0215311004784689" calcext:value-type="percentage">
            <text:p>2,15 %</text:p>
          </table:table-cell>
          <table:table-cell table:formula="of:=[$'202212178613'.K9]" office:value-type="percentage" office:value="0.0215311004784689" calcext:value-type="percentage">
            <text:p>2,15 %</text:p>
          </table:table-cell>
          <table:table-cell table:formula="of:=[$'202212179339'.K9]" office:value-type="percentage" office:value="0.0191387559808612" calcext:value-type="percentage">
            <text:p>1,91 %</text:p>
          </table:table-cell>
          <table:table-cell table:formula="of:=[$'2022121705'.K9]" office:value-type="percentage" office:value="0.0191387559808612" calcext:value-type="percentage">
            <text:p>1,91 %</text:p>
          </table:table-cell>
          <table:table-cell table:formula="of:=[$'2022121606'.K9]" office:value-type="percentage" office:value="0.0167464114832536" calcext:value-type="percentage">
            <text:p>1,67 %</text:p>
          </table:table-cell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8'.K10]" office:value-type="string" office:string-value="N/A" calcext:value-type="string">
            <text:p>N/A</text:p>
          </table:table-cell>
          <table:table-cell table:formula="of:=[$'2022121714'.K10]" office:value-type="percentage" office:value="0" calcext:value-type="percentage">
            <text:p>0,00 %</text:p>
          </table:table-cell>
          <table:table-cell table:formula="of:=[$'202212178057'.K10]" office:value-type="percentage" office:value="0" calcext:value-type="percentage">
            <text:p>0,00 %</text:p>
          </table:table-cell>
          <table:table-cell table:formula="of:=[$'202212178613'.K10]" office:value-type="percentage" office:value="0.00309597523219814" calcext:value-type="percentage">
            <text:p>0,31 %</text:p>
          </table:table-cell>
          <table:table-cell table:formula="of:=[$'202212179339'.K10]" office:value-type="percentage" office:value="0.00309597523219814" calcext:value-type="percentage">
            <text:p>0,31 %</text:p>
          </table:table-cell>
          <table:table-cell table:formula="of:=[$'2022121705'.K10]" office:value-type="percentage" office:value="0.00309597523219814" calcext:value-type="percentage">
            <text:p>0,31 %</text:p>
          </table:table-cell>
          <table:table-cell table:formula="of:=[$'2022121606'.K10]" office:value-type="percentage" office:value="0" calcext:value-type="percentage">
            <text:p>0,00 %</text:p>
          </table:table-cell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8'.K11]" office:value-type="string" office:string-value="N/A" calcext:value-type="string">
            <text:p>N/A</text:p>
          </table:table-cell>
          <table:table-cell table:formula="of:=[$'2022121714'.K11]" office:value-type="percentage" office:value="0.0823170731707317" calcext:value-type="percentage">
            <text:p>8,23 %</text:p>
          </table:table-cell>
          <table:table-cell table:formula="of:=[$'202212178057'.K11]" office:value-type="percentage" office:value="0.0182926829268293" calcext:value-type="percentage">
            <text:p>1,83 %</text:p>
          </table:table-cell>
          <table:table-cell table:formula="of:=[$'202212178613'.K11]" office:value-type="percentage" office:value="0.00609756097560976" calcext:value-type="percentage">
            <text:p>0,61 %</text:p>
          </table:table-cell>
          <table:table-cell table:formula="of:=[$'202212179339'.K11]" office:value-type="percentage" office:value="0.0274390243902439" calcext:value-type="percentage">
            <text:p>2,74 %</text:p>
          </table:table-cell>
          <table:table-cell table:formula="of:=[$'2022121705'.K11]" office:value-type="percentage" office:value="0.024390243902439" calcext:value-type="percentage">
            <text:p>2,44 %</text:p>
          </table:table-cell>
          <table:table-cell table:formula="of:=[$'2022121606'.K11]" office:value-type="percentage" office:value="0.0121951219512195" calcext:value-type="percentage">
            <text:p>1,22 %</text:p>
          </table:table-cell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8'.K12]" office:value-type="string" office:string-value="N/A" calcext:value-type="string">
            <text:p>N/A</text:p>
          </table:table-cell>
          <table:table-cell table:formula="of:=[$'2022121714'.K12]" office:value-type="percentage" office:value="0.13903743315508" calcext:value-type="percentage">
            <text:p>13,90 %</text:p>
          </table:table-cell>
          <table:table-cell table:formula="of:=[$'202212178057'.K12]" office:value-type="percentage" office:value="0.0160427807486631" calcext:value-type="percentage">
            <text:p>1,60 %</text:p>
          </table:table-cell>
          <table:table-cell table:formula="of:=[$'202212178613'.K12]" office:value-type="percentage" office:value="0.00267379679144385" calcext:value-type="percentage">
            <text:p>0,27 %</text:p>
          </table:table-cell>
          <table:table-cell table:formula="of:=[$'202212179339'.K12]" office:value-type="percentage" office:value="0.0588235294117647" calcext:value-type="percentage">
            <text:p>5,88 %</text:p>
          </table:table-cell>
          <table:table-cell table:formula="of:=[$'2022121705'.K12]" office:value-type="percentage" office:value="0.0588235294117647" calcext:value-type="percentage">
            <text:p>5,88 %</text:p>
          </table:table-cell>
          <table:table-cell table:formula="of:=[$'2022121606'.K12]" office:value-type="percentage" office:value="0.0240641711229946" calcext:value-type="percentage">
            <text:p>2,41 %</text:p>
          </table:table-cell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8'.K13]" office:value-type="string" office:string-value="N/A" calcext:value-type="string">
            <text:p>N/A</text:p>
          </table:table-cell>
          <table:table-cell table:formula="of:=[$'2022121714'.K13]" office:value-type="percentage" office:value="0.00589970501474926" calcext:value-type="percentage">
            <text:p>0,59 %</text:p>
          </table:table-cell>
          <table:table-cell table:formula="of:=[$'202212178057'.K13]" office:value-type="percentage" office:value="0.0117994100294985" calcext:value-type="percentage">
            <text:p>1,18 %</text:p>
          </table:table-cell>
          <table:table-cell table:formula="of:=[$'202212178613'.K13]" office:value-type="percentage" office:value="0.0176991150442478" calcext:value-type="percentage">
            <text:p>1,77 %</text:p>
          </table:table-cell>
          <table:table-cell table:formula="of:=[$'202212179339'.K13]" office:value-type="percentage" office:value="0.00294985250737463" calcext:value-type="percentage">
            <text:p>0,29 %</text:p>
          </table:table-cell>
          <table:table-cell table:formula="of:=[$'2022121705'.K13]" office:value-type="percentage" office:value="0.00294985250737463" calcext:value-type="percentage">
            <text:p>0,29 %</text:p>
          </table:table-cell>
          <table:table-cell table:formula="of:=[$'2022121606'.K13]" office:value-type="percentage" office:value="0.00294985250737463" calcext:value-type="percentage">
            <text:p>0,29 %</text:p>
          </table:table-cell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8'.K14]" office:value-type="string" office:string-value="N/A" calcext:value-type="string">
            <text:p>N/A</text:p>
          </table:table-cell>
          <table:table-cell table:formula="of:=[$'2022121714'.K14]" office:value-type="percentage" office:value="0.00308641975308642" calcext:value-type="percentage">
            <text:p>0,31 %</text:p>
          </table:table-cell>
          <table:table-cell table:formula="of:=[$'202212178057'.K14]" office:value-type="percentage" office:value="0.00308641975308642" calcext:value-type="percentage">
            <text:p>0,31 %</text:p>
          </table:table-cell>
          <table:table-cell table:formula="of:=[$'202212178613'.K14]" office:value-type="percentage" office:value="0.00617283950617284" calcext:value-type="percentage">
            <text:p>0,62 %</text:p>
          </table:table-cell>
          <table:table-cell table:formula="of:=[$'202212179339'.K14]" office:value-type="percentage" office:value="0.00308641975308642" calcext:value-type="percentage">
            <text:p>0,31 %</text:p>
          </table:table-cell>
          <table:table-cell table:formula="of:=[$'2022121705'.K14]" office:value-type="percentage" office:value="0.00308641975308642" calcext:value-type="percentage">
            <text:p>0,31 %</text:p>
          </table:table-cell>
          <table:table-cell table:formula="of:=[$'2022121606'.K14]" office:value-type="percentage" office:value="0.00925925925925926" calcext:value-type="percentage">
            <text:p>0,93 %</text:p>
          </table:table-cell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8'.K15]" office:value-type="string" office:string-value="N/A" calcext:value-type="string">
            <text:p>N/A</text:p>
          </table:table-cell>
          <table:table-cell table:formula="of:=[$'2022121714'.K15]" office:value-type="percentage" office:value="0.247457627118644" calcext:value-type="percentage">
            <text:p>24,75 %</text:p>
          </table:table-cell>
          <table:table-cell table:formula="of:=[$'202212178057'.K15]" office:value-type="percentage" office:value="0.261016949152542" calcext:value-type="percentage">
            <text:p>26,10 %</text:p>
          </table:table-cell>
          <table:table-cell table:formula="of:=[$'202212178613'.K15]" office:value-type="percentage" office:value="0.166101694915254" calcext:value-type="percentage">
            <text:p>16,61 %</text:p>
          </table:table-cell>
          <table:table-cell table:formula="of:=[$'202212179339'.K15]" office:value-type="percentage" office:value="0.244067796610169" calcext:value-type="percentage">
            <text:p>24,41 %</text:p>
          </table:table-cell>
          <table:table-cell table:formula="of:=[$'2022121705'.K15]" office:value-type="percentage" office:value="0.230508474576271" calcext:value-type="percentage">
            <text:p>23,05 %</text:p>
          </table:table-cell>
          <table:table-cell table:formula="of:=[$'2022121606'.K15]" office:value-type="percentage" office:value="0.257627118644068" calcext:value-type="percentage">
            <text:p>25,76 %</text:p>
          </table:table-cell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8'.K16]" office:value-type="string" office:string-value="N/A" calcext:value-type="string">
            <text:p>N/A</text:p>
          </table:table-cell>
          <table:table-cell table:formula="of:=[$'2022121714'.K16]" office:value-type="percentage" office:value="0.0774193548387097" calcext:value-type="percentage">
            <text:p>7,74 %</text:p>
          </table:table-cell>
          <table:table-cell table:formula="of:=[$'202212178057'.K16]" office:value-type="percentage" office:value="0.0451612903225806" calcext:value-type="percentage">
            <text:p>4,52 %</text:p>
          </table:table-cell>
          <table:table-cell table:formula="of:=[$'202212178613'.K16]" office:value-type="percentage" office:value="0.032258064516129" calcext:value-type="percentage">
            <text:p>3,23 %</text:p>
          </table:table-cell>
          <table:table-cell table:formula="of:=[$'202212179339'.K16]" office:value-type="percentage" office:value="0.0365591397849462" calcext:value-type="percentage">
            <text:p>3,66 %</text:p>
          </table:table-cell>
          <table:table-cell table:formula="of:=[$'2022121705'.K16]" office:value-type="percentage" office:value="0.0301075268817204" calcext:value-type="percentage">
            <text:p>3,01 %</text:p>
          </table:table-cell>
          <table:table-cell table:formula="of:=[$'2022121606'.K16]" office:value-type="percentage" office:value="0.021505376344086" calcext:value-type="percentage">
            <text:p>2,15 %</text:p>
          </table:table-cell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996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8" table:formula="of:=AVERAGE([.F3:.F17])" office:value-type="percentage" office:value="0.0752854416485303" calcext:value-type="percentage">
            <text:p>7,53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797509922762056" calcext:value-type="percentage">
            <text:p>7,98 %</text:p>
          </table:table-cell>
          <table:table-cell table:style-name="ce18" table:formula="of:=AVERAGE([.I3:.I17])" office:value-type="percentage" office:value="0.0511296281054809" calcext:value-type="percentage">
            <text:p>5,11 %</text:p>
          </table:table-cell>
          <table:table-cell table:style-name="ce18" table:formula="of:=AVERAGE([.J3:.J17])" office:value-type="percentage" office:value="0.0381885235021554" calcext:value-type="percentage">
            <text:p>3,82 %</text:p>
          </table:table-cell>
          <table:table-cell table:style-name="ce18" table:formula="of:=AVERAGE([.K3:.K17])" office:value-type="percentage" office:value="0.0483371801429902" calcext:value-type="percentage">
            <text:p>4,83 %</text:p>
          </table:table-cell>
          <table:table-cell table:style-name="ce18" table:formula="of:=AVERAGE([.L3:.L17])" office:value-type="percentage" office:value="0.0466844323528307" calcext:value-type="percentage">
            <text:p>4,67 %</text:p>
          </table:table-cell>
          <table:table-cell table:style-name="ce18" table:formula="of:=AVERAGE([.M3:.M17])" office:value-type="percentage" office:value="0.051570011131495" calcext:value-type="percentage">
            <text:p>5,16 %</text:p>
          </table:table-cell>
          <table:table-cell table:style-name="ce18" table:formula="of:=AVERAGE([.N3:.N17])" office:value-type="percentage" office:value="0.0464861589919788" calcext:value-type="percentage">
            <text:p>4,65 %</text:p>
          </table:table-cell>
          <table:table-cell table:style-name="ce18" table:formula="of:=AVERAGE([.O3:.O17])" office:value-type="percentage" office:value="0.0808719660657498" calcext:value-type="percentage">
            <text:p>8,09 %</text:p>
          </table:table-cell>
          <table:table-cell table:style-name="ce18" table:formula="of:=AVERAGE([.P3:.P17])" office:value-type="percentage" office:value="0.0736303602443948" calcext:value-type="percentage">
            <text:p>7,36 %</text:p>
          </table:table-cell>
          <table:table-cell table:style-name="ce18" table:formula="of:=AVERAGE([.Q3:.Q17])" office:value-type="percentage" office:value="0.110593720807992" calcext:value-type="percentage">
            <text:p>11,06 %</text:p>
          </table:table-cell>
          <table:table-cell table:style-name="ce18" table:formula="of:=AVERAGE([.R3:.R17])" office:value-type="percentage" office:value="0.101985247503903" calcext:value-type="percentage">
            <text:p>10,20 %</text:p>
          </table:table-cell>
          <table:table-cell table:style-name="ce18" table:formula="of:=AVERAGE([.S3:.S17])" office:value-type="percentage" office:value="0.097074377387479" calcext:value-type="percentage">
            <text:p>9,71 %</text:p>
          </table:table-cell>
          <table:table-cell table:style-name="ce18" table:formula="of:=AVERAGE([.T3:.T17])" office:value-type="percentage" office:value="0.0962539025837292" calcext:value-type="percentage">
            <text:p>9,63 %</text:p>
          </table:table-cell>
          <table:table-cell table:style-name="ce18" table:formula="of:=AVERAGE([.U3:.U17])" office:value-type="percentage" office:value="0.0684158656563645" calcext:value-type="percentage">
            <text:p>6,84 %</text:p>
          </table:table-cell>
          <table:table-cell table:style-name="ce18" table:formula="of:=AVERAGE([.V3:.V17])" office:value-type="percentage" office:value="0.0725944110406754" calcext:value-type="percentage">
            <text:p>7,26 %</text:p>
          </table:table-cell>
          <table:table-cell table:style-name="ce18" table:formula="of:=AVERAGE([.W3:.W17])" office:value-type="percentage" office:value="0.0840978416992958" calcext:value-type="percentage">
            <text:p>8,41 %</text:p>
          </table:table-cell>
          <table:table-cell table:style-name="ce18" table:formula="of:=AVERAGE([.X3:.X17])" office:value-type="percentage" office:value="0.0847057758806064" calcext:value-type="percentage">
            <text:p>8,47 %</text:p>
          </table:table-cell>
          <table:table-cell table:style-name="ce18" table:formula="of:=AVERAGE([.Y3:.Y17])" office:value-type="percentage" office:value="0.0969758585330037" calcext:value-type="percentage">
            <text:p>9,70 %</text:p>
          </table:table-cell>
          <table:table-cell table:style-name="ce18" table:formula="of:=AVERAGE([.Z3:.Z17])" office:value-type="percentage" office:value="0.12034584179488" calcext:value-type="percentage">
            <text:p>12,03 %</text:p>
          </table:table-cell>
          <table:table-cell table:style-name="ce18" table:formula="of:=AVERAGE([.AA3:.AA17])" office:value-type="percentage" office:value="0.242971656778383" calcext:value-type="percentage">
            <text:p>24,30 %</text:p>
          </table:table-cell>
          <table:table-cell table:style-name="ce18" table:formula="of:=AVERAGE([.AB3:.AB17])" office:value-type="percentage" office:value="0.185825516082228" calcext:value-type="percentage">
            <text:p>18,58 %</text:p>
          </table:table-cell>
          <table:table-cell table:style-name="ce17" table:number-columns-repeated="996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7093686889916" calcext:value-type="percentage">
            <text:p>4,67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82746156395459" calcext:value-type="percentage">
            <text:p>8,27 %</text:p>
          </table:table-cell>
          <table:table-cell table:style-name="ce19" table:formula="of:=STDEV([.I3:.I17])" office:value-type="percentage" office:value="0.071056283117613" calcext:value-type="percentage">
            <text:p>7,11 %</text:p>
          </table:table-cell>
          <table:table-cell table:style-name="ce19" table:formula="of:=STDEV([.J3:.J17])" office:value-type="percentage" office:value="0.0491338668949547" calcext:value-type="percentage">
            <text:p>4,91 %</text:p>
          </table:table-cell>
          <table:table-cell table:style-name="ce19" table:formula="of:=STDEV([.K3:.K17])" office:value-type="percentage" office:value="0.0631227783704967" calcext:value-type="percentage">
            <text:p>6,31 %</text:p>
          </table:table-cell>
          <table:table-cell table:style-name="ce19" table:formula="of:=STDEV([.L3:.L17])" office:value-type="percentage" office:value="0.0604324254827218" calcext:value-type="percentage">
            <text:p>6,04 %</text:p>
          </table:table-cell>
          <table:table-cell table:style-name="ce19" table:formula="of:=STDEV([.M3:.M17])" office:value-type="percentage" office:value="0.0742938149192572" calcext:value-type="percentage">
            <text:p>7,43 %</text:p>
          </table:table-cell>
          <table:table-cell table:style-name="ce19" table:formula="of:=STDEV([.N3:.N17])" office:value-type="percentage" office:value="0.0598441577999197" calcext:value-type="percentage">
            <text:p>5,98 %</text:p>
          </table:table-cell>
          <table:table-cell table:style-name="ce19" table:formula="of:=STDEV([.O3:.O17])" office:value-type="percentage" office:value="0.0993679859470779" calcext:value-type="percentage">
            <text:p>9,94 %</text:p>
          </table:table-cell>
          <table:table-cell table:style-name="ce19" table:formula="of:=STDEV([.P3:.P17])" office:value-type="percentage" office:value="0.109527799640982" calcext:value-type="percentage">
            <text:p>10,95 %</text:p>
          </table:table-cell>
          <table:table-cell table:style-name="ce19" table:formula="of:=STDEV([.Q3:.Q17])" office:value-type="percentage" office:value="0.0819123950162625" calcext:value-type="percentage">
            <text:p>8,19 %</text:p>
          </table:table-cell>
          <table:table-cell table:style-name="ce19" table:formula="of:=STDEV([.R3:.R17])" office:value-type="percentage" office:value="0.114322169238916" calcext:value-type="percentage">
            <text:p>11,43 %</text:p>
          </table:table-cell>
          <table:table-cell table:style-name="ce19" table:formula="of:=STDEV([.S3:.S17])" office:value-type="percentage" office:value="0.127598492838719" calcext:value-type="percentage">
            <text:p>12,76 %</text:p>
          </table:table-cell>
          <table:table-cell table:style-name="ce19" table:formula="of:=STDEV([.T3:.T17])" office:value-type="percentage" office:value="0.117796726289169" calcext:value-type="percentage">
            <text:p>11,78 %</text:p>
          </table:table-cell>
          <table:table-cell table:style-name="ce19" table:formula="of:=STDEV([.U3:.U17])" office:value-type="percentage" office:value="0.0966642219575885" calcext:value-type="percentage">
            <text:p>9,67 %</text:p>
          </table:table-cell>
          <table:table-cell table:style-name="ce19" table:formula="of:=STDEV([.V3:.V17])" office:value-type="percentage" office:value="0.0390469111965958" calcext:value-type="percentage">
            <text:p>3,90 %</text:p>
          </table:table-cell>
          <table:table-cell table:style-name="ce19" table:formula="of:=STDEV([.W3:.W17])" office:value-type="percentage" office:value="0.0529344504044611" calcext:value-type="percentage">
            <text:p>5,29 %</text:p>
          </table:table-cell>
          <table:table-cell table:style-name="ce19" table:formula="of:=STDEV([.X3:.X17])" office:value-type="percentage" office:value="0.0936330396393756" calcext:value-type="percentage">
            <text:p>9,36 %</text:p>
          </table:table-cell>
          <table:table-cell table:style-name="ce19" table:formula="of:=STDEV([.Y3:.Y17])" office:value-type="percentage" office:value="0.0976689368694748" calcext:value-type="percentage">
            <text:p>9,77 %</text:p>
          </table:table-cell>
          <table:table-cell table:style-name="ce19" table:formula="of:=STDEV([.Z3:.Z17])" office:value-type="percentage" office:value="0.122532550778523" calcext:value-type="percentage">
            <text:p>12,25 %</text:p>
          </table:table-cell>
          <table:table-cell table:style-name="ce19" table:formula="of:=STDEV([.AA3:.AA17])" office:value-type="percentage" office:value="0.190228393375766" calcext:value-type="percentage">
            <text:p>19,02 %</text:p>
          </table:table-cell>
          <table:table-cell table:style-name="ce19" table:formula="of:=STDEV([.AB3:.AB17])" office:value-type="percentage" office:value="0.14929175508323" calcext:value-type="percentage">
            <text:p>14,93 %</text:p>
          </table:table-cell>
          <table:table-cell table:style-name="ce17" table:number-columns-repeated="996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7" calcext:value-type="float">
            <text:p>7</text:p>
          </table:table-cell>
          <table:table-cell table:style-name="ce21" table:formula="of:=COUNTIF([.I3:.I17];&quot;&lt;=0,05&quot;)" office:value-type="float" office:value="10" calcext:value-type="float">
            <text:p>10</text:p>
          </table:table-cell>
          <table:table-cell table:style-name="ce21" table:formula="of:=COUNTIF([.J3:.J17];&quot;&lt;=0,05&quot;)" office:value-type="float" office:value="11" calcext:value-type="float">
            <text:p>11</text:p>
          </table:table-cell>
          <table:table-cell table:style-name="ce21" table:formula="of:=COUNTIF([.K3:.K17];&quot;&lt;=0,05&quot;)" office:value-type="float" office:value="9" calcext:value-type="float">
            <text:p>9</text:p>
          </table:table-cell>
          <table:table-cell table:style-name="ce21" table:formula="of:=COUNTIF([.L3:.L17];&quot;&lt;=0,05&quot;)" office:value-type="float" office:value="9" calcext:value-type="float">
            <text:p>9</text:p>
          </table:table-cell>
          <table:table-cell table:style-name="ce21" table:formula="of:=COUNTIF([.M3:.M17];&quot;&lt;=0,05&quot;)" office:value-type="float" office:value="10" calcext:value-type="float">
            <text:p>10</text:p>
          </table:table-cell>
          <table:table-cell table:style-name="ce21" table:formula="of:=COUNTIF([.N3:.N17];&quot;&lt;=0,05&quot;)" office:value-type="float" office:value="10" calcext:value-type="float">
            <text:p>10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9" calcext:value-type="float">
            <text:p>9</text:p>
          </table:table-cell>
          <table:table-cell table:style-name="ce21" table:formula="of:=COUNTIF([.Q3:.Q17];&quot;&lt;=0,05&quot;)" office:value-type="float" office:value="2" calcext:value-type="float">
            <text:p>2</text:p>
          </table:table-cell>
          <table:table-cell table:style-name="ce21" table:formula="of:=COUNTIF([.R3:.R17];&quot;&lt;=0,05&quot;)" office:value-type="float" office:value="5" calcext:value-type="float">
            <text:p>5</text:p>
          </table:table-cell>
          <table:table-cell table:style-name="ce21" table:formula="of:=COUNTIF([.S3:.S17];&quot;&lt;=0,05&quot;)" office:value-type="float" office:value="6" calcext:value-type="float">
            <text:p>6</text:p>
          </table:table-cell>
          <table:table-cell table:style-name="ce21" table:formula="of:=COUNTIF([.T3:.T17];&quot;&lt;=0,05&quot;)" office:value-type="float" office:value="7" calcext:value-type="float">
            <text:p>7</text:p>
          </table:table-cell>
          <table:table-cell table:style-name="ce21" table:formula="of:=COUNTIF([.U3:.U17];&quot;&lt;=0,05&quot;)" office:value-type="float" office:value="9" calcext:value-type="float">
            <text:p>9</text:p>
          </table:table-cell>
          <table:table-cell table:style-name="ce21" table:formula="of:=COUNTIF([.V3:.V17];&quot;&lt;=0,05&quot;)" office:value-type="float" office:value="1" calcext:value-type="float">
            <text:p>1</text:p>
          </table:table-cell>
          <table:table-cell table:style-name="ce21" table:formula="of:=COUNTIF([.W3:.W17];&quot;&lt;=0,05&quot;)" office:value-type="float" office:value="2" calcext:value-type="float">
            <text:p>2</text:p>
          </table:table-cell>
          <table:table-cell table:style-name="ce21" table:formula="of:=COUNTIF([.X3:.X17];&quot;&lt;=0,05&quot;)" office:value-type="float" office:value="6" calcext:value-type="float">
            <text:p>6</text:p>
          </table:table-cell>
          <table:table-cell table:style-name="ce21" table:formula="of:=COUNTIF([.Y3:.Y17];&quot;&lt;=0,05&quot;)" office:value-type="float" office:value="7" calcext:value-type="float">
            <text:p>7</text:p>
          </table:table-cell>
          <table:table-cell table:style-name="ce21" table:formula="of:=COUNTIF([.Z3:.Z17];&quot;&lt;=0,05&quot;)" office:value-type="float" office:value="5" calcext:value-type="float">
            <text:p>5</text:p>
          </table:table-cell>
          <table:table-cell table:style-name="ce21" table:formula="of:=COUNTIF([.AA3:.AA17];&quot;&lt;=0,05&quot;)" office:value-type="float" office:value="0" calcext:value-type="float">
            <text:p>0</text:p>
          </table:table-cell>
          <table:table-cell table:style-name="ce21" table:formula="of:=COUNTIF([.AB3:.AB17];&quot;&lt;=0,05&quot;)" office:value-type="float" office:value="0" calcext:value-type="float">
            <text:p>0</text:p>
          </table:table-cell>
          <table:table-cell table:style-name="ce17" table:number-columns-repeated="996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6" calcext:value-type="float">
            <text:p>6</text:p>
          </table:table-cell>
          <table:table-cell table:style-name="ce21" table:formula="of:=COUNTIF([.J3:.J17];&quot;&lt;=0,02&quot;)" office:value-type="float" office:value="7" calcext:value-type="float">
            <text:p>7</text:p>
          </table:table-cell>
          <table:table-cell table:style-name="ce21" table:formula="of:=COUNTIF([.K3:.K17];&quot;&lt;=0,02&quot;)" office:value-type="float" office:value="6" calcext:value-type="float">
            <text:p>6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5" calcext:value-type="float">
            <text:p>5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0" calcext:value-type="float">
            <text:p>0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4" calcext:value-type="float">
            <text:p>4</text:p>
          </table:table-cell>
          <table:table-cell table:style-name="ce21" table:formula="of:=COUNTIF([.T3:.T17];&quot;&lt;=0,02&quot;)" office:value-type="float" office:value="3" calcext:value-type="float">
            <text:p>3</text:p>
          </table:table-cell>
          <table:table-cell table:style-name="ce21" table:formula="of:=COUNTIF([.U3:.U17];&quot;&lt;=0,02&quot;)" office:value-type="float" office:value="6" calcext:value-type="float">
            <text:p>6</text:p>
          </table:table-cell>
          <table:table-cell table:style-name="ce21" table:formula="of:=COUNTIF([.V3:.V17];&quot;&lt;=0,02&quot;)" office:value-type="float" office:value="0" calcext:value-type="float">
            <text:p>0</text:p>
          </table:table-cell>
          <table:table-cell table:style-name="ce21" table:formula="of:=COUNTIF([.W3:.W17];&quot;&lt;=0,02&quot;)" office:value-type="float" office:value="0" calcext:value-type="float">
            <text:p>0</text:p>
          </table:table-cell>
          <table:table-cell table:style-name="ce21" table:formula="of:=COUNTIF([.X3:.X17];&quot;&lt;=0,02&quot;)" office:value-type="float" office:value="4" calcext:value-type="float">
            <text:p>4</text:p>
          </table:table-cell>
          <table:table-cell table:style-name="ce21" table:formula="of:=COUNTIF([.Y3:.Y17];&quot;&lt;=0,02&quot;)" office:value-type="float" office:value="3" calcext:value-type="float">
            <text:p>3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0" calcext:value-type="float">
            <text:p>0</text:p>
          </table:table-cell>
          <table:table-cell table:style-name="ce21" table:formula="of:=COUNTIF([.AB3:.AB17];&quot;&lt;=0,02&quot;)" office:value-type="float" office:value="0" calcext:value-type="float">
            <text:p>0</text:p>
          </table:table-cell>
          <table:table-cell table:style-name="ce17" table:number-columns-repeated="996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/>
          <table:table-cell table:number-columns-repeated="5" table:style-name="Default" office:value-type="string" calcext:value-type="string">
            <text:p>use seq_train</text:p>
          </table:table-cell>
          <table:table-cell table:style-name="Default" office:value-type="string" calcext:value-type="string">
            <text:p>OOM crash</text:p>
          </table:table-cell>
          <table:table-cell table:style-name="Default" table:number-columns-repeated="11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23"/>
          <table:table-cell table:number-columns-repeated="996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8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number-columns-repeated="6" table:style-name="Default" office:value-type="string" calcext:value-type="string">
            <text:p>Lfx512</text:p>
          </table:table-cell>
          <table:table-cell table:number-columns-repeated="2"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22" table:style-name="Default" office:value-type="string" calcext:value-type="string">
            <text:p>weighted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9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7]*[.G28]" office:value-type="float" office:value="3200000" calcext:value-type="float">
            <text:p>3 200 000</text:p>
          </table:table-cell>
          <table:table-cell table:style-name="ce11" table:formula="of:=[.H27]*[.H28]" office:value-type="float" office:value="5500000" calcext:value-type="float">
            <text:p>5 500 000</text:p>
          </table:table-cell>
          <table:table-cell table:style-name="ce11" table:formula="of:=[.I27]*[.I28]" office:value-type="float" office:value="5500000" calcext:value-type="float">
            <text:p>5 500 000</text:p>
          </table:table-cell>
          <table:table-cell table:style-name="ce11" table:formula="of:=[.J27]*[.J28]" office:value-type="float" office:value="5500000" calcext:value-type="float">
            <text:p>5 500 000</text:p>
          </table:table-cell>
          <table:table-cell table:style-name="ce11" table:formula="of:=[.K27]*[.K28]" office:value-type="float" office:value="5500000" calcext:value-type="float">
            <text:p>5 500 000</text:p>
          </table:table-cell>
          <table:table-cell table:style-name="ce11" table:formula="of:=[.L27]*[.L28]" office:value-type="float" office:value="5500000" calcext:value-type="float">
            <text:p>5 500 000</text:p>
          </table:table-cell>
          <table:table-cell table:style-name="ce11" table:formula="of:=[.M27]*[.M28]" office:value-type="float" office:value="5000000" calcext:value-type="float">
            <text:p>5 000 000</text:p>
          </table:table-cell>
          <table:table-cell table:style-name="ce11" table:formula="of:=[.N27]*[.N28]" office:value-type="float" office:value="2500000" calcext:value-type="float">
            <text:p>2 500 000</text:p>
          </table:table-cell>
          <table:table-cell table:style-name="ce11" table:formula="of:=[.O27]*[.O28]" office:value-type="float" office:value="2500000" calcext:value-type="float">
            <text:p>2 500 000</text:p>
          </table:table-cell>
          <table:table-cell table:style-name="ce11" table:formula="of:=[.P27]*[.P28]" office:value-type="float" office:value="1280000" calcext:value-type="float">
            <text:p>1 280 000</text:p>
          </table:table-cell>
          <table:table-cell table:style-name="ce11" table:formula="of:=[.Q27]*[.Q28]" office:value-type="float" office:value="1800000" calcext:value-type="float">
            <text:p>1 800 000</text:p>
          </table:table-cell>
          <table:table-cell table:style-name="ce11" table:formula="of:=[.R27]*[.R28]" office:value-type="float" office:value="1800000" calcext:value-type="float">
            <text:p>1 800 000</text:p>
          </table:table-cell>
          <table:table-cell table:style-name="ce11" table:formula="of:=[.S27]*[.S28]" office:value-type="float" office:value="1800000" calcext:value-type="float">
            <text:p>1 800 000</text:p>
          </table:table-cell>
          <table:table-cell table:style-name="ce11" table:formula="of:=[.T27]*[.T28]" office:value-type="float" office:value="1600000" calcext:value-type="float">
            <text:p>1 600 000</text:p>
          </table:table-cell>
          <table:table-cell table:style-name="ce11" table:formula="of:=[.U27]*[.U28]" office:value-type="float" office:value="1500000" calcext:value-type="float">
            <text:p>1 500 000</text:p>
          </table:table-cell>
          <table:table-cell table:style-name="ce11" table:formula="of:=[.V27]*[.V28]" office:value-type="float" office:value="1500000" calcext:value-type="float">
            <text:p>1 500 000</text:p>
          </table:table-cell>
          <table:table-cell table:style-name="ce11" table:formula="of:=[.W27]*[.W28]" office:value-type="float" office:value="1500000" calcext:value-type="float">
            <text:p>1 500 000</text:p>
          </table:table-cell>
          <table:table-cell table:style-name="ce11" table:formula="of:=[.X27]*[.X28]" office:value-type="float" office:value="1500000" calcext:value-type="float">
            <text:p>1 500 000</text:p>
          </table:table-cell>
          <table:table-cell table:style-name="ce11" table:formula="of:=[.Y27]*[.Y28]" office:value-type="float" office:value="1500000" calcext:value-type="float">
            <text:p>1 500 000</text:p>
          </table:table-cell>
          <table:table-cell table:style-name="ce11" table:formula="of:=[.Z27]*[.Z28]" office:value-type="float" office:value="1480000" calcext:value-type="float">
            <text:p>1 480 000</text:p>
          </table:table-cell>
          <table:table-cell table:style-name="ce11" table:formula="of:=[.AA27]*[.AA28]" office:value-type="float" office:value="2920000" calcext:value-type="float">
            <text:p>2 920 000</text:p>
          </table:table-cell>
          <table:table-cell table:style-name="ce11" table:formula="of:=[.AB27]*[.AB28]" office:value-type="float" office:value="2000000" calcext:value-type="float">
            <text:p>2 000 00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style-name="ce11"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48px</text:p>
          </table:table-cell>
          <table:table-cell table:number-columns-repeated="9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5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/>
          <table:table-cell table:style-name="ce13" office:value-type="percentage" office:value="0.06884" calcext:value-type="percentage">
            <text:p>6,88 %</text:p>
          </table:table-cell>
          <table:table-cell table:style-name="ce13" office:value-type="percentage" office:value="0.08057" calcext:value-type="percentage">
            <text:p>8,06 %</text:p>
          </table:table-cell>
          <table:table-cell table:style-name="ce13" office:value-type="percentage" office:value="0.08613" calcext:value-type="percentage">
            <text:p>8,61 %</text:p>
          </table:table-cell>
          <table:table-cell table:number-columns-repeated="2" table:style-name="ce13" office:value-type="percentage" office:value="0.09339" calcext:value-type="percentage">
            <text:p>9,34 %</text:p>
          </table:table-cell>
          <table:table-cell table:style-name="ce13" office:value-type="percentage" office:value="0.08843" calcext:value-type="percentage">
            <text:p>8,84 %</text:p>
          </table:table-cell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5"/>
        </table:table-row>
        <table:table-row table:style-name="ro1">
          <table:table-cell table:number-columns-repeated="5"/>
          <table:table-cell table:style-name="Default" table:number-columns-repeated="9"/>
          <table:table-cell table:style-name="ce13"/>
          <table:table-cell table:style-name="Default" table:number-columns-repeated="13"/>
          <table:table-cell table:number-columns-repeated="996"/>
        </table:table-row>
        <calcext:conditional-formats>
          <calcext:conditional-format calcext:target-range-address="Summary.F20:Summary.AB21">
            <calcext:condition calcext:apply-style-name="Good" calcext:value="=MAX([.$F20:.$AB20])" calcext:base-cell-address="Summary.F20"/>
          </calcext:conditional-format>
          <calcext:conditional-format calcext:target-range-address="Summary.F3:Summary.AB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4825737265416" calcext:value-type="percentage">
            <text:p>104,83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402144772117963" calcext:value-type="percentage">
            <text:p>4,02 %</text:p>
          </table:table-cell>
          <table:table-cell table:formula="of:=([.D6]+[.F6]+[.H6])/([.D6]+[.F6]+[.H6]+[.J6])" office:value-type="percentage" office:value="0.038265306122449" calcext:value-type="percentage">
            <text:p>3,8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28169014084507" calcext:value-type="percentage">
            <text:p>2,82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598591549295775" calcext:value-type="percentage">
            <text:p>5,99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1608579088472" calcext:value-type="percentage">
            <text:p>101,61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4477211796247" calcext:value-type="percentage">
            <text:p>2,14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0.938380281690141" calcext:value-type="percentage">
            <text:p>93,84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46478873239437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580985915492958" calcext:value-type="percentage">
            <text:p>5,81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072386058981" calcext:value-type="percentage">
            <text:p>101,07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3157894736842" calcext:value-type="percentage">
            <text:p>2,6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0.954225352112676" calcext:value-type="percentage">
            <text:p>95,42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46478873239437" calcext:value-type="percentage">
            <text:p>2,46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28169014084507" calcext:value-type="percentage">
            <text:p>2,82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63380281690141" calcext:value-type="percentage">
            <text:p>5,63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94906166219839" calcext:value-type="percentage">
            <text:p>2,95 %</text:p>
          </table:table-cell>
          <table:table-cell table:formula="of:=([.D6]+[.F6]+[.H6])/([.D6]+[.F6]+[.H6]+[.J6])" office:value-type="percentage" office:value="0.0291777188328912" calcext:value-type="percentage">
            <text:p>2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563380281690141" calcext:value-type="percentage">
            <text:p>5,63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0.948943661971831" calcext:value-type="percentage">
            <text:p>94,89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2887323943662" calcext:value-type="percentage">
            <text:p>2,29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46478873239437" calcext:value-type="percentage">
            <text:p>2,46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45774647887324" calcext:value-type="percentage">
            <text:p>5,46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9574468085106" calcext:value-type="percentage">
            <text:p>1,6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0.950704225352113" calcext:value-type="percentage">
            <text:p>95,0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193661971830986" calcext:value-type="percentage">
            <text:p>1,94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11267605633803" calcext:value-type="percentage">
            <text:p>2,11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1056338028169" calcext:value-type="percentage">
            <text:p>5,11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49865951742627" calcext:value-type="percentage">
            <text:p>84,99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3125" calcext:value-type="percentage">
            <text:p>3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15492957746479" calcext:value-type="percentage">
            <text:p>91,55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16901408450704" calcext:value-type="percentage">
            <text:p>3,17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21830985915493" calcext:value-type="percentage">
            <text:p>7,22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13"/>
        <table:table-column table:style-name="co19" table:default-cell-style-name="Default"/>
        <table:table-column table:style-name="co22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23" table:default-cell-style-name="ce13"/>
        <table:table-column table:style-name="co19" table:default-cell-style-name="Default"/>
        <table:table-column table:style-name="co6" table:number-columns-repeated="2" table:default-cell-style-name="ce13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19:20:14.222935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8T21:54:18.708862653</dc:date>
    <dc:creator>Nate Marti</dc:creator>
    <meta:editing-duration>P7DT10H15M46S</meta:editing-duration>
    <meta:editing-cycles>135</meta:editing-cycles>
    <meta:generator>LibreOffice/6.4.7.2$Linux_X86_64 LibreOffice_project/40$Build-2</meta:generator>
    <meta:document-statistic meta:table-count="24" meta:cell-count="5037" meta:object-count="0"/>
  </office:meta>
</office:document-meta>
</file>